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688e" officeooo:paragraph-rsid="0011688e"/>
    </style:style>
    <style:style style:name="P2" style:family="paragraph" style:parent-style-name="Text_20_body" style:list-style-name="L1">
      <style:paragraph-properties fo:margin-left="0cm" fo:margin-right="0cm" fo:margin-top="0cm" fo:margin-bottom="0.106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text-properties officeooo:rsid="0011688e" officeooo:paragraph-rsid="0011688e"/>
    </style:style>
    <style:style style:name="T1" style:family="text">
      <style:text-properties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Почему статусов не может быть 100+:</text:span></text:p>
      <text:list text:style-name="L1">
        <text:list-item>
          <text:p text:style-name="P2"><text:span text:style-name="Strong_20_Emphasis">Бизнес-логика ограничена</text:span>:</text:p>
          <text:list>
            <text:list-item>
              <text:p text:style-name="P3">В реальных системах обычно 5-15 статусов</text:p>
            </text:list-item>
            <text:list-item>
              <text:p text:style-name="P3">Каждый статус должен иметь четкое назначение</text:p>
            </text:list-item>
            <text:list-item>
              <text:p text:style-name="P2">Примеры базовых статусов уже покрывают весь жизненный цикл заказа:</text:p>
              <text:list>
                <text:list-item>
                  <text:p text:style-name="P3">Создание → Оплата → Обработка → Доставка → Завершение/Отмена</text:p>
                </text:list-item>
              </text:list>
            </text:list-item>
          </text:list>
        </text:list-item>
        <text:list-item>
          <text:p text:style-name="P2"><text:span text:style-name="Strong_20_Emphasis">Проблемы при увеличении</text:span>:</text:p>
          <text:list>
            <text:list-item>
              <text:p text:style-name="P3">Статусы станут слишком специфичными (например: "Курьер в 100 метрах")</text:p>
            </text:list-item>
            <text:list-item>
              <text:p text:style-name="P3">Усложнится логика обработки заказов</text:p>
            </text:list-item>
            <text:list-item>
              <text:p text:style-name="P3">Возникнет путаница при анализе данных</text:p>
            </text:list-item>
          </text:list>
        </text:list-item>
        <text:list-item>
          <text:p text:style-name="P2"><text:span text:style-name="Strong_20_Emphasis">Альтернативное решение</text:span>:</text:p>
          <text:list>
            <text:list-item>
              <text:p text:style-name="P2">Если нужно 100+ состояний - следует использовать:</text:p>
              <text:list>
                <text:list-item>
                  <text:p text:style-name="P3">Основные статусы (как в примере)</text:p>
                </text:list-item>
                <text:list-item>
                  <text:p text:style-name="P3">Дополнительные поля для уточнения (например: <text:span text:style-name="Source_20_Text"><text:span text:style-name="T1">status_details</text:span></text:span>)</text:p>
                </text:list-item>
                <text:list-item>
                  <text:p text:style-name="P3">Отдельную таблицу истории изменений статусов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9:39:13.520589372</meta:creation-date>
    <dc:date>2025-04-07T14:50:23.864491510</dc:date>
    <meta:editing-duration>PT57S</meta:editing-duration>
    <meta:editing-cycles>3</meta:editing-cycles>
    <meta:generator>LibreOffice/7.6.6.3$Linux_X86_64 LibreOffice_project/60$Build-3</meta:generator>
    <meta:document-statistic meta:table-count="0" meta:image-count="0" meta:object-count="0" meta:page-count="1" meta:paragraph-count="15" meta:word-count="98" meta:character-count="660" meta:non-whitespace-character-count="591"/>
  </office:meta>
</office:document-meta>
</file>